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mbria" officeooo:rsid="0000a22f" officeooo:paragraph-rsid="0000a22f"/>
    </style:style>
    <style:style style:name="P2" style:family="paragraph" style:parent-style-name="Standard">
      <style:text-properties style:font-name="Cambria" fo:font-weight="bold" officeooo:rsid="0000a22f" officeooo:paragraph-rsid="0000a22f" style:font-weight-asian="bold" style:font-weight-complex="bold"/>
    </style:style>
    <style:style style:name="P3" style:family="paragraph" style:parent-style-name="Standard">
      <style:text-properties style:font-name="Cambria" fo:font-weight="bold" officeooo:rsid="00025941" officeooo:paragraph-rsid="0003b454" style:font-weight-asian="bold" style:font-weight-complex="bold"/>
    </style:style>
    <style:style style:name="P4" style:family="paragraph" style:parent-style-name="Standard">
      <style:text-properties style:font-name="Cambria" fo:font-size="13pt" fo:font-weight="bold" officeooo:rsid="0000a22f" officeooo:paragraph-rsid="0000a22f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ambria" officeooo:rsid="00025941" officeooo:paragraph-rsid="00025941"/>
    </style:style>
    <style:style style:name="P6" style:family="paragraph" style:parent-style-name="Standard">
      <style:text-properties style:font-name="Cambria" style:text-underline-style="solid" style:text-underline-width="auto" style:text-underline-color="font-color" officeooo:rsid="00025941" officeooo:paragraph-rsid="00025941"/>
    </style:style>
    <style:style style:name="P7" style:family="paragraph" style:parent-style-name="Standard">
      <style:text-properties style:font-name="Cambria" fo:font-size="10.5pt" fo:font-weight="bold" officeooo:rsid="00025941" officeooo:paragraph-rsid="0003b454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Cambria" fo:font-size="10.5pt" fo:font-weight="bold" officeooo:rsid="00025941" officeooo:paragraph-rsid="000d7fe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Cambria" fo:font-size="10.5pt" fo:font-weight="normal" officeooo:rsid="0003dde7" officeooo:paragraph-rsid="0003dde7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Cambria" fo:font-size="10.5pt" fo:font-weight="normal" officeooo:rsid="00025941" officeooo:paragraph-rsid="0003b454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Cambria" fo:font-size="10.5pt" fo:font-weight="normal" officeooo:rsid="0005b0d9" officeooo:paragraph-rsid="0005b0d9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Cambria" fo:font-size="10.5pt" fo:font-weight="normal" officeooo:rsid="0007b022" officeooo:paragraph-rsid="0007b022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Cambria" fo:font-size="10.5pt" fo:font-weight="normal" officeooo:rsid="0007b022" officeooo:paragraph-rsid="00103b3c" style:font-size-asian="10.5pt" style:font-weight-asian="normal" style:font-size-complex="10.5pt" style:font-weight-complex="normal"/>
    </style:style>
    <style:style style:name="P14" style:family="paragraph" style:parent-style-name="Standard">
      <style:text-properties style:font-name="Cambria" fo:font-size="11pt" style:text-underline-style="solid" style:text-underline-width="auto" style:text-underline-color="font-color" fo:font-weight="normal" officeooo:rsid="0007b022" officeooo:paragraph-rsid="00103b3c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Cambria" fo:font-size="11pt" style:text-underline-style="solid" style:text-underline-width="auto" style:text-underline-color="font-color" fo:font-weight="normal" officeooo:rsid="0007b022" officeooo:paragraph-rsid="0007b02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break-before="page"/>
      <style:text-properties style:font-name="Cambria" fo:font-size="12pt" fo:font-weight="bold" officeooo:rsid="001126cf" officeooo:paragraph-rsid="001126cf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Cambria" fo:font-size="12pt" fo:font-weight="normal" officeooo:rsid="001126cf" officeooo:paragraph-rsid="001126c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mbria" fo:font-size="12pt" fo:font-weight="normal" officeooo:rsid="0012aeae" officeooo:paragraph-rsid="0012aea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mbria" fo:font-size="12pt" fo:font-weight="normal" officeooo:rsid="0014e0f8" officeooo:paragraph-rsid="0014e0f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onsolas" fo:font-size="10.5pt" officeooo:rsid="00025941" officeooo:paragraph-rsid="00025941" style:font-size-asian="10.5pt" style:font-size-complex="10.5pt"/>
    </style:style>
    <style:style style:name="P21" style:family="paragraph" style:parent-style-name="Standard">
      <style:text-properties style:font-name="Consolas" fo:font-size="10.5pt" officeooo:rsid="00025941" officeooo:paragraph-rsid="00029a88" style:font-size-asian="10.5pt" style:font-size-complex="10.5pt"/>
    </style:style>
    <style:style style:name="P22" style:family="paragraph" style:parent-style-name="Standard">
      <style:text-properties style:font-name="Consolas" fo:font-size="10.5pt" fo:font-weight="normal" officeooo:rsid="0003dde7" officeooo:paragraph-rsid="0003dde7" style:font-size-asian="10.5pt" style:font-weight-asian="normal" style:font-size-complex="10.5pt" style:font-weight-complex="normal"/>
    </style:style>
    <style:style style:name="P23" style:family="paragraph" style:parent-style-name="Standard">
      <style:text-properties style:font-name="Consolas" fo:font-size="10.5pt" fo:font-weight="normal" officeooo:rsid="000d7fe8" officeooo:paragraph-rsid="000d7fe8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font-name="Consolas" fo:font-size="10.5pt" fo:font-weight="normal" officeooo:rsid="00103b3c" officeooo:paragraph-rsid="00103b3c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font-name="Consolas" fo:font-size="9pt" fo:font-weight="normal" officeooo:rsid="0003dde7" officeooo:paragraph-rsid="0003dde7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Consolas" fo:font-size="9pt" fo:font-weight="normal" officeooo:rsid="0003dde7" officeooo:paragraph-rsid="00103b3c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onsolas" fo:font-size="8pt" fo:font-weight="normal" officeooo:rsid="0003dde7" officeooo:paragraph-rsid="0003dde7" style:font-size-asian="8pt" style:font-weight-asian="normal" style:font-size-complex="8pt" style:font-weight-complex="normal"/>
    </style:style>
    <style:style style:name="P28" style:family="paragraph" style:parent-style-name="Standard">
      <style:text-properties fo:color="#0000ff" loext:opacity="100%" style:font-name="Consolas1" fo:font-size="9.5pt" fo:font-weight="normal" officeooo:rsid="0012aeae" officeooo:paragraph-rsid="0012aeae" style:font-size-asian="9.5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font-name="Consolas1" fo:font-size="9.5pt" style:font-size-asian="9.5pt"/>
    </style:style>
    <style:style style:name="P30" style:family="paragraph" style:parent-style-name="Standard">
      <style:text-properties fo:color="#000000" loext:opacity="100%" style:font-name="Consolas1" fo:font-size="9.5pt" fo:font-weight="normal" officeooo:rsid="0012aeae" style:font-size-asian="9.5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style:font-name="Consolas1" fo:font-size="9.5pt" fo:font-weight="normal" officeooo:rsid="0012aeae" officeooo:paragraph-rsid="0012aeae" style:font-size-asian="9.5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style:font-name="Consolas1" fo:font-size="9.5pt" fo:font-weight="normal" officeooo:rsid="0012cc0b" officeooo:paragraph-rsid="0012cc0b" style:font-size-asian="9.5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style:font-name="Consolas1" fo:font-size="9.5pt" fo:font-weight="normal" officeooo:rsid="001380e4" officeooo:paragraph-rsid="001380e4" style:font-size-asian="9.5pt" style:font-weight-asian="normal" style:font-size-complex="12pt" style:font-weight-complex="normal"/>
    </style:style>
    <style:style style:name="P34" style:family="paragraph" style:parent-style-name="Standard">
      <style:text-properties fo:color="#000000" loext:opacity="100%" style:font-name="Consolas1" fo:font-size="9.5pt" fo:font-weight="normal" officeooo:rsid="0014e0f8" officeooo:paragraph-rsid="0014e0f8" style:font-size-asian="9.5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style:font-name="Consolas1" fo:font-size="9.5pt" fo:font-weight="normal" officeooo:rsid="001597b9" officeooo:paragraph-rsid="001597b9" style:font-size-asian="9.5pt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style:font-name="Consolas1" fo:font-size="9.5pt" fo:font-weight="normal" officeooo:rsid="0014e0f8" officeooo:paragraph-rsid="0014e0f8" fo:background-color="#ffff00" style:font-size-asian="9.5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style:font-name="Cambria" fo:font-size="12pt" fo:font-weight="bold" officeooo:rsid="0003dde7" officeooo:paragraph-rsid="001126cf" style:font-size-asian="12pt" style:font-weight-asian="bold" style:font-size-complex="12pt" style:font-weight-complex="bold"/>
    </style:style>
    <style:style style:name="P38" style:family="paragraph" style:parent-style-name="Standard">
      <style:paragraph-properties fo:break-before="page"/>
      <style:text-properties style:font-name="Cambria" fo:font-size="12pt" fo:font-weight="bold" officeooo:rsid="0017194e" officeooo:paragraph-rsid="0017194e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Cambria" fo:font-size="12pt" fo:font-weight="bold" officeooo:rsid="0017194e" officeooo:paragraph-rsid="0017194e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Consolas" fo:font-size="10.5pt" fo:font-weight="normal" officeooo:rsid="0017194e" officeooo:paragraph-rsid="0017194e" style:font-size-asian="10.5pt" style:font-weight-asian="normal" style:font-size-complex="10.5pt" style:font-weight-complex="normal"/>
    </style:style>
    <style:style style:name="P41" style:family="paragraph" style:parent-style-name="Standard">
      <style:text-properties style:font-name="Consolas" fo:font-size="10.5pt" fo:font-weight="normal" officeooo:rsid="001b810c" officeooo:paragraph-rsid="001b810c" style:font-size-asian="10.5pt" style:font-weight-asian="normal" style:font-size-complex="10.5pt" style:font-weight-complex="normal"/>
    </style:style>
    <style:style style:name="P42" style:family="paragraph" style:parent-style-name="Standard">
      <style:text-properties style:font-name="Consolas" fo:font-size="10.5pt" fo:font-weight="normal" officeooo:rsid="001b810c" officeooo:paragraph-rsid="001d5cc3" style:font-size-asian="10.5pt" style:font-weight-asian="normal" style:font-size-complex="10.5pt" style:font-weight-complex="normal"/>
    </style:style>
    <style:style style:name="P43" style:family="paragraph" style:parent-style-name="Standard">
      <style:text-properties style:font-name="Consolas" fo:font-size="10.5pt" fo:font-weight="normal" officeooo:rsid="001bf12c" officeooo:paragraph-rsid="001b810c" fo:background-color="#ffff00" style:font-size-asian="10.5pt" style:font-weight-asian="normal" style:font-size-complex="10.5pt" style:font-weight-complex="normal"/>
    </style:style>
    <style:style style:name="P44" style:family="paragraph" style:parent-style-name="Standard">
      <style:text-properties style:font-name="Consolas" fo:font-size="10.5pt" fo:font-weight="normal" officeooo:rsid="001d5cc3" officeooo:paragraph-rsid="001d5cc3" fo:background-color="transparent" style:font-size-asian="10.5pt" style:font-weight-asian="normal" style:font-size-complex="10.5pt" style:font-weight-complex="normal"/>
    </style:style>
    <style:style style:name="P45" style:family="paragraph" style:parent-style-name="Standard">
      <style:text-properties style:font-name="Consolas" fo:font-size="10.5pt" style:text-underline-style="solid" style:text-underline-width="auto" style:text-underline-color="font-color" fo:font-weight="normal" officeooo:rsid="0017194e" officeooo:paragraph-rsid="0017194e" style:font-size-asian="10.5pt" style:font-weight-asian="normal" style:font-size-complex="10.5pt" style:font-weight-complex="normal"/>
    </style:style>
    <style:style style:name="T1" style:family="text">
      <style:text-properties officeooo:rsid="00029a88"/>
    </style:style>
    <style:style style:name="T2" style:family="text">
      <style:text-properties officeooo:rsid="0003b454"/>
    </style:style>
    <style:style style:name="T3" style:family="text">
      <style:text-properties officeooo:rsid="0007995e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0879f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69de"/>
    </style:style>
    <style:style style:name="T8" style:family="text">
      <style:text-properties officeooo:rsid="000f0642"/>
    </style:style>
    <style:style style:name="T9" style:family="text">
      <style:text-properties style:font-name="Cambria" fo:font-size="11pt" style:text-underline-style="solid" style:text-underline-width="auto" style:text-underline-color="font-color" officeooo:rsid="0007b022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officeooo:rsid="0007b022" style:font-size-asian="11pt" style:font-size-complex="11pt"/>
    </style:style>
    <style:style style:name="T11" style:family="text">
      <style:text-properties fo:color="#0000ff" loext:opacity="100%" style:font-name="Consolas1" fo:font-size="9.5pt" style:font-size-asian="9.5pt"/>
    </style:style>
    <style:style style:name="T12" style:family="text">
      <style:text-properties fo:color="#000000" loext:opacity="100%" style:font-name="Consolas1" fo:font-size="9.5pt" style:font-size-asian="9.5pt"/>
    </style:style>
    <style:style style:name="T13" style:family="text">
      <style:text-properties fo:color="#000000" loext:opacity="100%" style:font-name="Consolas1" fo:font-size="9.5pt" fo:font-weight="bold" style:font-size-asian="9.5pt" style:font-weight-asian="bold" style:font-weight-complex="bold"/>
    </style:style>
    <style:style style:name="T14" style:family="text">
      <style:text-properties fo:color="#a31515" loext:opacity="100%" style:font-name="Consolas1" fo:font-size="9.5pt" style:font-size-asian="9.5pt"/>
    </style:style>
    <style:style style:name="T15" style:family="text">
      <style:text-properties officeooo:rsid="0012cc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enDroneMap Notes</text:p>
      <text:p text:style-name="P2"/>
      <text:p text:style-name="P2">Stages</text:p>
      <text:p text:style-name="P1"/>
      <text:p text:style-name="P1"><text:tab/>Load Dataset</text:p>
      <text:p text:style-name="P1"><text:tab/>OpenSFM</text:p>
      <text:p text:style-name="P1"><text:tab/>OpenMVS</text:p>
      <text:p text:style-name="P1"><text:tab/>Filter Points</text:p>
      <text:p text:style-name="P1"><text:tab/>Mesh</text:p>
      <text:p text:style-name="P1"><text:tab/>Texture</text:p>
      <text:p text:style-name="P1"><text:tab/>Georeference</text:p>
      <text:p text:style-name="P1"><text:tab/>DEM</text:p>
      <text:p text:style-name="P1"><text:tab/>Orthophoto</text:p>
      <text:p text:style-name="P1"><text:tab/>Report</text:p>
      <text:p text:style-name="P1"><text:tab/>Post Process</text:p>
      <text:p text:style-name="P1"/>
      <text:p text:style-name="P3">Stage: OpenSFM</text:p>
      <text:p text:style-name="P5"/>
      <text:p text:style-name="P5">ODM modifies OpenSFM’s undistort scripts to accept a list of data sets to process. This is inconvenient for calling between C/C++ executable and python, so AeroMap creates a new set of undistort scripts (‘undistort_aero’) that revert to the original OpenSFM structure. This means to process multiple dataset types (rgb, thermal, multispectral), a separate call is needed for each.</text:p>
      <text:p text:style-name="P5"/>
      <text:p text:style-name="P6">Files</text:p>
      <text:p text:style-name="P5"/>
      <text:p text:style-name="P20"><text:tab/>opensfm</text:p>
      <text:p text:style-name="P20"><text:tab/><text:tab/>undistort.py<text:tab/><text:tab/><text:tab/><text:tab/>→ <text:span text:style-name="T3">undistort_aero.py</text:span><text:tab/></text:p>
      <text:p text:style-name="P21"><text:tab/><text:tab/>actions/<text:span text:style-name="T1">undistort.py<text:tab/><text:tab/>→ </text:span><text:span text:style-name="T3">actions/undistort_aero.py</text:span></text:p>
      <text:p text:style-name="P21"><text:tab/><text:tab/><text:span text:style-name="T1">commands/undistort.py<text:tab/><text:tab/>→ </text:span><text:span text:style-name="T3">commands/undistort_aero.py</text:span></text:p>
      <text:p text:style-name="P21"><text:tab/><text:tab/><text:span text:style-name="T1">command/__init__.py<text:tab/><text:tab/>← insert new command</text:span></text:p>
      <text:p text:style-name="P21"/>
      <text:p text:style-name="P7">Stage: <text:span text:style-name="T2">Georeference</text:span></text:p>
      <text:p text:style-name="P10"/>
      <text:p text:style-name="P11">ODM builds and runs a large command line to perform the georeferencing. AeroMap builds and executes a pdal pipeline. I think this is easier to read &amp; maintain.</text:p>
      <text:p text:style-name="P11"/>
      <text:p text:style-name="P16">Ground Control Points</text:p>
      <text:p text:style-name="P17"/>
      <text:p text:style-name="P17">Intuitively, it’s clear that use of GCPs can increase accuracy. What’s not as clear is exactly how ODM uses them in processing. This section is an attempt to clear that up.</text:p>
      <text:p text:style-name="P17"/>
      <text:p text:style-name="P18">In dataset.py, it generates coords.txt <text:span text:style-name="T6">from</text:span> gcps instead of from exif. <text:span text:style-name="T15">Of course it’s just the header not this list of images/gps coords.</text:span></text:p>
      <text:p text:style-name="P28"/>
      <text:p text:style-name="P18"><text:span text:style-name="T11">if</text:span><text:span text:style-name="T12"> tree.odm_georeferencing_gcp and not args.use_exif:</text:span></text:p>
      <text:p text:style-name="P29"><text:s text:c="4"/>reconstruction.georeference_with_gcp(tree.odm_georeferencing_gcp,</text:p>
      <text:p text:style-name="P29"><text:s text:c="41"/>tree.odm_georeferencing_coords,</text:p>
      <text:p text:style-name="P29"><text:s text:c="41"/>tree.odm_georeferencing_gcp_utm,</text:p>
      <text:p text:style-name="P29"><text:s text:c="41"/>tree.odm_georeferencing_model_txt_geo,</text:p>
      <text:p text:style-name="Standard"><text:span text:style-name="T12"><text:s text:c="41"/>rerun=</text:span><text:span text:style-name="T11">self</text:span><text:span text:style-name="T12">.rerun())</text:span></text:p>
      <text:p text:style-name="P30"/>
      <text:p text:style-name="P31">opensfm.py uses gcps because I can see it in the output, but it’s buried in the calls somewhere</text:p>
      <text:p text:style-name="P31"/>
      <text:p text:style-name="P32">setup()</text:p>
      <text:p text:style-name="P32"><text:tab/>copies gcp_list.txt → opensfm &amp; converts to UTM</text:p>
      <text:p text:style-name="P32"/>
      <text:p text:style-name="P33">export reconstruction stats</text:p>
      <text:p text:style-name="P33"><text:tab/>writes opensfm\stats\ground_control_points.json</text:p>
      <text:p text:style-name="P33"><text:tab/>and adds some info to stats.json </text:p>
      <text:p text:style-name="P33"/>
      <text:p text:style-name="P34">the last stage that references gcps is naturally odm_georeferencing.py</text:p>
      <text:p text:style-name="P34"/>
      <text:p text:style-name="P19"><text:span text:style-name="T12">at first it does some work </text:span><text:span text:style-name="T13">with</text:span><text:span text:style-name="T12"> gcps - not using them - transforming them, writing to json file. Then finally add this to the georef command:</text:span></text:p>
      <text:p text:style-name="P34"/>
      <text:p text:style-name="P19"><text:span text:style-name="T11">if</text:span><text:span text:style-name="T12"> reconstruction.has_gcp() and io.file_exists(gcp_geojson_export_file):</text:span></text:p>
      <text:p text:style-name="Standard"><text:span text:style-name="T12"><text:s text:c="20"/>log.ODM_INFO(</text:span><text:span text:style-name="T14">"Embedding GCP info in point cloud"</text:span><text:span text:style-name="T12">)</text:span></text:p>
      <text:p text:style-name="P29"><text:s text:c="20"/>params += [</text:p>
      <text:p text:style-name="Standard"><text:span text:style-name="T12"><text:s text:c="24"/></text:span><text:span text:style-name="T14">'--writers.las.vlrs="{\\\"filename\\\": \\\"%s\\\", \\\"user_id\\\": \\\"ODM\\\", \\\"record_id\\\": 1, \\\"description\\\": \\\"Ground Control Points (GeoJSON)\\\"}"'</text:span><text:span text:style-name="T12"> % gcp_geojson_export_file.replace(os.sep, </text:span><text:span text:style-name="T14">"/"</text:span><text:span text:style-name="T12">)</text:span></text:p>
      <text:p text:style-name="P29"><text:s text:c="20"/>]</text:p>
      <text:p text:style-name="P34"/>
      <text:p text:style-name="P34">does the make use of gcps in georef command? I had assumed vlrs were basically just notes.</text:p>
      <text:p text:style-name="P35">Or later step uses this embedded information??</text:p>
      <text:p text:style-name="P36">Clearly, need to drill down on this!</text:p>
      <text:p text:style-name="P38">Multispectral Data Sets</text:p>
      <text:p text:style-name="P39"/>
      <text:p text:style-name="P45">multispectral.py</text:p>
      <text:p text:style-name="P40"/>
      <text:p text:style-name="P41">multispectral.py refers to ‘multi_camera’ data structure that looks like this:</text:p>
      <text:p text:style-name="P43"/>
      <text:p text:style-name="P40">user_band_name= auto</text:p>
      <text:p text:style-name="P40"/>
      <text:p text:style-name="P40">multi_camera= </text:p>
      <text:p text:style-name="P40">[</text:p>
      <text:p text:style-name="P40"><text:tab/>{'name': 'Green', 'photos': []}, </text:p>
      <text:p text:style-name="P40"><text:tab/><text:tab/> <text:s text:c="2"/>p.file_name= IMG_180518_130857_0000_GRE.TIF</text:p>
      <text:p text:style-name="P40"><text:tab/><text:tab/> <text:s text:c="2"/>p.file_name= IMG_180518_130859_0001_GRE.TIF</text:p>
      <text:p text:style-name="P40"><text:tab/><text:tab/> <text:s text:c="2"/>p.file_name= IMG_180518_130902_0002_GRE.TIF</text:p>
      <text:p text:style-name="P40"><text:tab/>{'name': 'Red', 'photos': []}, </text:p>
      <text:p text:style-name="P40"><text:tab/><text:tab/> <text:s text:c="2"/>p.file_name= IMG_180518_130857_0000_RED.TIF</text:p>
      <text:p text:style-name="P40"><text:tab/><text:tab/> <text:s text:c="2"/>p.file_name= IMG_180518_130859_0001_RED.TIF</text:p>
      <text:p text:style-name="P40"><text:tab/><text:tab/> <text:s text:c="2"/>p.file_name= IMG_180518_130902_0002_RED.TIF</text:p>
      <text:p text:style-name="P40"><text:tab/>{'name': 'Rededge', 'photos': []}, </text:p>
      <text:p text:style-name="P40"><text:tab/><text:tab/> <text:s text:c="2"/>p.file_name= IMG_180518_130857_0000_REG.TIF</text:p>
      <text:p text:style-name="P40"><text:tab/><text:tab/> <text:s text:c="2"/>p.file_name= IMG_180518_130859_0001_REG.TIF</text:p>
      <text:p text:style-name="P40"><text:tab/><text:tab/> <text:s text:c="2"/>p.file_name= IMG_180518_130902_0002_REG.TIF</text:p>
      <text:p text:style-name="P40"><text:tab/>{'name': 'NIR', 'photos': []}]</text:p>
      <text:p text:style-name="P40"><text:tab/><text:tab/> <text:s text:c="2"/>p.file_name= IMG_180518_130857_0000_NIR.TIF</text:p>
      <text:p text:style-name="P40"><text:tab/><text:tab/> <text:s text:c="2"/>p.file_name= IMG_180518_130859_0001_NIR.TIF</text:p>
      <text:p text:style-name="P40"><text:tab/><text:tab/> <text:s text:c="2"/>p.file_name= IMG_180518_130902_0002_NIR.TIF</text:p>
      <text:p text:style-name="P40"><text:tab/><text:tab/> <text:s text:c="2"/></text:p>
      <text:p text:style-name="P40">...</text:p>
      <text:p text:style-name="P40">]</text:p>
      <text:p text:style-name="P40"/>
      <text:p text:style-name="P42"/>
      <text:p text:style-name="P44">multi_camera appears to be defined in the reconstruction class</text:p>
      <text:p text:style-name="P37">Files</text:p>
      <text:p text:style-name="P9"/>
      <text:p text:style-name="P9"><text:span text:style-name="T10">opensfm/undistorted/reconstruction.nvm</text:span><text:tab/><text:tab/>← output of “opensfm export_vusalsfm”</text:p>
      <text:p text:style-name="P9"/>
      <text:p text:style-name="P15">opensfm/reconstruction.json</text:p>
      <text:p text:style-name="P12"/>
      <text:p text:style-name="P22">[</text:p>
      <text:p text:style-name="P22"><text:s text:c="4"/>{</text:p>
      <text:p text:style-name="P22"><text:s text:c="7"/>"<text:span text:style-name="T6">cameras</text:span>": {</text:p>
      <text:p text:style-name="P22"><text:tab/><text:tab/>"<text:span text:style-name="T6">shots</text:span>": {</text:p>
      <text:p text:style-name="P27"><text:s text:c="11"/><text:span text:style-name="T4"><text:s/>"IMG_0488.JPG": {</text:span></text:p>
      <text:p text:style-name="P25"><text:s text:c="16"/>"rotation": [</text:p>
      <text:p text:style-name="P25"><text:s text:c="20"/>-1.0588369877269819,</text:p>
      <text:p text:style-name="P25"><text:s text:c="20"/>2.8041605829911784,</text:p>
      <text:p text:style-name="P25"><text:s text:c="20"/>-0.012852494623036023</text:p>
      <text:p text:style-name="P25"><text:s text:c="16"/>],</text:p>
      <text:p text:style-name="P25"><text:s text:c="16"/>"translation": [</text:p>
      <text:p text:style-name="P25"><text:s text:c="20"/>135.67296064495642,</text:p>
      <text:p text:style-name="P25"><text:s text:c="20"/>-67.8354209010786,</text:p>
      <text:p text:style-name="P25"><text:s text:c="20"/>1003.32947882128</text:p>
      <text:p text:style-name="P25"><text:s text:c="16"/>],</text:p>
      <text:p text:style-name="P25"><text:s text:c="16"/>"camera": "v2 canon canon digital ixus 120 is 4000 3000 brown 0.8067",</text:p>
      <text:p text:style-name="P25"><text:s text:c="16"/>"orientation": 6,</text:p>
      <text:p text:style-name="P25"><text:s text:c="16"/>"capture_time": 1299257221.0,</text:p>
      <text:p text:style-name="P25"><text:s text:c="16"/>"gps_dop": 10.0,</text:p>
      <text:p text:style-name="P25"><text:s text:c="16"/>"gps_position": [</text:p>
      <text:p text:style-name="P25"><text:s text:c="20"/>181.90056344568916,</text:p>
      <text:p text:style-name="P25"><text:s text:c="20"/>203.80612155516792,</text:p>
      <text:p text:style-name="P25"><text:s text:c="20"/>977.0611611334607</text:p>
      <text:p text:style-name="P25"><text:s text:c="16"/>],</text:p>
      <text:p text:style-name="P25"><text:s text:c="16"/>"vertices": [],</text:p>
      <text:p text:style-name="P25"><text:s text:c="16"/>"faces": [],</text:p>
      <text:p text:style-name="P25"><text:s text:c="16"/>"scale": 1.0,</text:p>
      <text:p text:style-name="P27"><text:span text:style-name="T4"><text:s text:c="16"/>"covariance": </text:span>[],</text:p>
      <text:p text:style-name="P27"><text:s text:c="16"/>"merge_cc": 0</text:p>
      <text:p text:style-name="P27"><text:s text:c="12"/>},</text:p>
      <text:p text:style-name="P22"><text:tab/><text:tab/>"<text:span text:style-name="T6">points</text:span>": {</text:p>
      <text:p text:style-name="P25"><text:tab/><text:tab/><text:tab/>"34540": {</text:p>
      <text:p text:style-name="P25"><text:s text:c="16"/>"color": [</text:p>
      <text:p text:style-name="P25"><text:s text:c="20"/>212.0,</text:p>
      <text:p text:style-name="P25"><text:s text:c="20"/>191.0,</text:p>
      <text:p text:style-name="P25"><text:s text:c="20"/>173.0</text:p>
      <text:p text:style-name="P25"><text:s text:c="16"/>],</text:p>
      <text:p text:style-name="P25"><text:s text:c="16"/>"coordinates": [</text:p>
      <text:p text:style-name="P25"><text:s text:c="20"/>-58.66669475950692,</text:p>
      <text:p text:style-name="P25"><text:s text:c="20"/>55.013646783300814,</text:p>
      <text:p text:style-name="P25"><text:s text:c="20"/>821.0578493640587</text:p>
      <text:p text:style-name="P25"><text:s text:c="16"/>]</text:p>
      <text:p text:style-name="P25"><text:s text:c="12"/>},</text:p>
      <text:p text:style-name="P22"><text:tab/><text:tab/>"<text:span text:style-name="T6">biases</text:span>": {</text:p>
      <text:p text:style-name="P22"><text:tab/><text:tab/>"<text:span text:style-name="T6">rig_cameras</text:span>": {</text:p>
      <text:p text:style-name="P22"><text:tab/><text:tab/>"<text:span text:style-name="T6">rig_instances</text:span>": {</text:p>
      <text:p text:style-name="P22"><text:tab/><text:tab/>"<text:span text:style-name="T6">reference_lla</text:span>": {<text:tab/><text:tab/><text:tab/><text:tab/><text:tab/>← <text:span text:style-name="T5">same format/content as reference_lla.json</text:span></text:p>
      <text:p text:style-name="P25"><text:tab/><text:tab/><text:tab/>"latitude": 46.55190099232119,</text:p>
      <text:p text:style-name="P25"><text:s text:c="11"/><text:tab/>"longitude": 6.681421273803743,</text:p>
      <text:p text:style-name="P25"><text:s text:c="11"/><text:tab/>"altitude": 0.0</text:p>
      <text:p text:style-name="P25"><text:s text:c="8"/>}</text:p>
      <text:p text:style-name="P22"><text:s text:c="4"/>}</text:p>
      <text:p text:style-name="P22">]</text:p>
      <text:p text:style-name="P22"/>
      <text:p text:style-name="P13"/>
      <text:p text:style-name="P14"><text:soft-page-break/>opensfm/stats/stats.json</text:p>
      <text:p text:style-name="P13"/>
      <text:p text:style-name="P26">{</text:p>
      <text:p text:style-name="P26"><text:s text:c="4"/>"processing_statistics": {</text:p>
      <text:p text:style-name="P26"><text:s text:c="8"/>"steps_times": {</text:p>
      <text:p text:style-name="P26"><text:s text:c="12"/>"Feature Extraction": 63.01497680000001,</text:p>
      <text:p text:style-name="P26"><text:s text:c="12"/>"Features Matching": 55.0024409,</text:p>
      <text:p text:style-name="P26"><text:s text:c="12"/>"Tracks Merging": 5.1950047,</text:p>
      <text:p text:style-name="P26"><text:s text:c="12"/>"Reconstruction": 118.7749211,</text:p>
      <text:p text:style-name="P26"><text:s text:c="12"/>"Total Time": 241.9873435</text:p>
      <text:p text:style-name="P26"><text:s text:c="8"/>},</text:p>
      <text:p text:style-name="P26"><text:s text:c="8"/>"date": "05/08/2024 at 08:38:45",</text:p>
      <text:p text:style-name="P26"><text:s text:c="8"/>"start_date": "04/03/2011 at 08:42:16",</text:p>
      <text:p text:style-name="P26"><text:s text:c="8"/>"end_date": "04/03/2011 at 08:48:18",</text:p>
      <text:p text:style-name="P26"><text:s text:c="8"/>"area": 209092.46879010607</text:p>
      <text:p text:style-name="P26"><text:s text:c="4"/>},</text:p>
      <text:p text:style-name="P26"><text:s text:c="4"/>"features_statistics": {</text:p>
      <text:p text:style-name="P26"><text:s text:c="8"/>"detected_features": {</text:p>
      <text:p text:style-name="P26"><text:s text:c="12"/>"min": 10229,</text:p>
      <text:p text:style-name="P26"><text:s text:c="12"/>"max": 17136,</text:p>
      <text:p text:style-name="P26"><text:s text:c="12"/>"mean": 12435,</text:p>
      <text:p text:style-name="P26"><text:s text:c="12"/>"median": 11906</text:p>
      <text:p text:style-name="P26"><text:s text:c="8"/>},</text:p>
      <text:p text:style-name="P26"><text:s text:c="8"/>"reconstructed_features": {</text:p>
      <text:p text:style-name="P26"><text:s text:c="12"/>"min": 976,</text:p>
      <text:p text:style-name="P26"><text:s text:c="12"/>"max": 7311,</text:p>
      <text:p text:style-name="P26"><text:s text:c="12"/>"mean": 4429,</text:p>
      <text:p text:style-name="P26"><text:s text:c="12"/>"median": 4515</text:p>
      <text:p text:style-name="P26"><text:s text:c="8"/>}</text:p>
      <text:p text:style-name="P26"><text:s text:c="4"/>},</text:p>
      <text:p text:style-name="P26"><text:s text:c="4"/>"reconstruction_statistics": {</text:p>
      <text:p text:style-name="P26"><text:tab/>"camera_errors": {</text:p>
      <text:p text:style-name="P26"><text:tab/>"rig_errors": {},</text:p>
      <text:p text:style-name="P26"><text:tab/>"gps_errors": {</text:p>
      <text:p text:style-name="P26"><text:tab/>"gcp_errors": {},</text:p>
      <text:p text:style-name="P22"><text:tab/>"3d_errors": {</text:p>
      <text:p text:style-name="P24">}</text:p>
      <text:p text:style-name="P24"/>
      <text:p text:style-name="P22"><text:span text:style-name="T9">odm_georeferencing/odm_georeferenced_model.laz<text:tab/></text:span><text:tab/>← <text:span text:style-name="T7">output by georef stage</text:span></text:p>
      <text:p text:style-name="P23">(potentially modified by dem stage during classification)</text:p>
      <text:p text:style-name="P23"/>
      <text:p text:style-name="P23"/>
      <text:p text:style-name="P8"><text:span text:style-name="T8">C</text:span>ropper <text:span text:style-name="T8">N</text:span>otes</text:p>
      <text:p text:style-name="P8"/>
      <text:p text:style-name="P23">(note "crop" and "bounds" are separate concepts/classes, so a stage may create a bounds </text:p>
      <text:p text:style-name="P23">file without necessarily "cropping")</text:p>
      <text:p text:style-name="P23"/>
      <text:p text:style-name="P23">StageGeoref</text:p>
      <text:p text:style-name="P23"><text:tab/>cropper.create_bounds_gpkg():</text:p>
      <text:p text:style-name="P23"><text:tab/>cropper.create_bounds_geojson():</text:p>
      <text:p text:style-name="P23"/>
      <text:p text:style-name="P23">StageDem</text:p>
      <text:p text:style-name="P23"/>
      <text:p text:style-name="P23"><text:tab/>cropper.crop():</text:p>
      <text:p text:style-name="P23"><text:tab/><text:tab/>gpkg_path= d:\test_odm\odm_georeferencing\odm_georeferenced_model.bounds.gpkg</text:p>
      <text:p text:style-name="P23"><text:tab/><text:tab/>geotiff_path= d:\test_odm\odm_dem\dsm.tif</text:p>
      <text:p text:style-name="P23"><text:tab/><text:tab/>gdal_options= {'TILED': 'YES', 'COMPRESS': 'DEFLATE', 'BLOCKXSIZE': 512, 'BLOCKYSIZE': 512, 'BIGTIFF': 'IF_SAFER', 'NUM_THREADS': 16}</text:p>
      <text:p text:style-name="P23"><text:soft-page-break/><text:tab/><text:tab/>warp_options= []</text:p>
      <text:p text:style-name="P23"/>
      <text:p text:style-name="P23"/>
      <text:p text:style-name="P23">StageOrtho</text:p>
      <text:p text:style-name="P23"/>
      <text:p text:style-name="P23"><text:tab/>cropper.crop():</text:p>
      <text:p text:style-name="P23"><text:tab/><text:tab/>gpkg_path= d:\test_odm\odm_georeferencing\odm_georeferenced_model.bounds.gpkg</text:p>
      <text:p text:style-name="P23"><text:tab/><text:tab/>geotiff_path= d:\test_odm\odm_orthophoto\odm_orthophoto.tif</text:p>
      <text:p text:style-name="P23"><text:tab/><text:tab/>gdal_options= {'TILED': 'YES', 'COMPRESS': 'DEFLATE', 'PREDICTOR': '2', 'BIGTIFF': 'IF_SAFER', 'BLOCKXSIZE': 512, 'BLOCKYSIZE': 512, 'NUM_THREADS': 16}</text:p>
      <text:p text:style-name="P23"><text:tab/><text:tab/>warp_options= ['-dstalpha']</text:p>
      <text:p text:style-name="P23"/>
      <text:p text:style-name="P23">StageReport</text:p>
      <text:p text:style-name="P23"/>
      <text:p text:style-name="P23"><text:tab/>cropper.crop():</text:p>
      <text:p text:style-name="P23"><text:tab/><text:tab/>gpkg_path= d:\test_odm\odm_georeferencing\odm_georeferenced_model.bounds.gpkg</text:p>
      <text:p text:style-name="P23"><text:tab/><text:tab/>geotiff_path= d:\test_odm\opensfm\stats\overlap.tif</text:p>
      <text:p text:style-name="P23"><text:tab/><text:tab/>gdal_options= {'TILED': 'YES', 'COMPRESS': 'DEFLATE', 'PREDICTOR': '2', 'BIGTIFF': 'IF_SAFER', 'BLOCKXSIZE': 512, 'BLOCKYSIZE': 512, 'NUM_THREADS': 16}</text:p>
      <text:p text:style-name="P23"><text:tab/><text:tab/>warp_options= []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2902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07T07:20:50.358000000</dc:date>
    <meta:editing-duration>PT1H12M41S</meta:editing-duration>
    <meta:editing-cycles>30</meta:editing-cycles>
    <meta:generator>LibreOffice/7.3.7.2$Windows_X86_64 LibreOffice_project/e114eadc50a9ff8d8c8a0567d6da8f454beeb84f</meta:generator>
    <meta:document-statistic meta:table-count="0" meta:image-count="0" meta:object-count="0" meta:page-count="6" meta:paragraph-count="192" meta:word-count="672" meta:character-count="7466" meta:non-whitespace-character-count="5628"/>
  </office:meta>
</office:document-meta>
</file>